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77.7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62.9mm"/>
    </style:style>
    <style:style style:name="co22" style:family="table-column">
      <style:table-column-properties fo:break-before="auto" style:column-width="94.84mm"/>
    </style:style>
    <style:style style:name="co23" style:family="table-column">
      <style:table-column-properties fo:break-before="auto" style:column-width="23.64mm"/>
    </style:style>
    <style:style style:name="co24" style:family="table-column">
      <style:table-column-properties fo:break-before="auto" style:column-width="88mm"/>
    </style:style>
    <style:style style:name="co25" style:family="table-column">
      <style:table-column-properties fo:break-before="auto" style:column-width="117.14mm"/>
    </style:style>
    <style:style style:name="co26" style:family="table-column">
      <style:table-column-properties fo:break-before="auto" style:column-width="98.55mm"/>
    </style:style>
    <style:style style:name="co27" style:family="table-column">
      <style:table-column-properties fo:break-before="auto" style:column-width="67.08mm"/>
    </style:style>
    <style:style style:name="co28" style:family="table-column">
      <style:table-column-properties fo:break-before="auto" style:column-width="35.15mm"/>
    </style:style>
    <style:style style:name="co29" style:family="table-column">
      <style:table-column-properties fo:break-before="auto" style:column-width="23.78mm"/>
    </style:style>
    <style:style style:name="co30" style:family="table-column">
      <style:table-column-properties fo:break-before="auto" style:column-width="61.63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44.47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36.05mm" fo:break-before="auto" style:use-optimal-row-height="true"/>
    </style:style>
    <style:style style:name="ro8" style:family="table-row">
      <style:table-row-properties style:row-height="41.59mm" fo:break-before="auto" style:use-optimal-row-height="true"/>
    </style:style>
    <style:style style:name="ro9" style:family="table-row">
      <style:table-row-properties style:row-height="55.28mm" fo:break-before="auto" style:use-optimal-row-height="true"/>
    </style:style>
    <style:style style:name="ro10" style:family="table-row">
      <style:table-row-properties style:row-height="10.78mm" fo:break-before="auto" style:use-optimal-row-height="true"/>
    </style:style>
    <style:style style:name="ro11" style:family="table-row">
      <style:table-row-properties style:row-height="43.96mm" fo:break-before="auto" style:use-optimal-row-height="true"/>
    </style:style>
    <style:style style:name="ro12" style:family="table-row">
      <style:table-row-properties style:row-height="51.86mm" fo:break-before="auto" style:use-optimal-row-height="true"/>
    </style:style>
    <style:style style:name="ro13" style:family="table-row">
      <style:table-row-properties style:row-height="24.22mm" fo:break-before="auto" style:use-optimal-row-height="true"/>
    </style:style>
    <style:style style:name="ro14" style:family="table-row">
      <style:table-row-properties style:row-height="32.1mm" fo:break-before="auto" style:use-optimal-row-height="true"/>
    </style:style>
    <style:style style:name="ro15" style:family="table-row">
      <style:table-row-properties style:row-height="14.2mm" fo:break-before="auto" style:use-optimal-row-height="true"/>
    </style:style>
    <style:style style:name="ro1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style:vertical-align="top"/>
    </style:style>
    <style:style style:name="ce27" style:family="table-cell" style:parent-style-name="Default">
      <style:table-cell-properties fo:background-color="#ffcc99" style:vertical-align="top"/>
    </style:style>
    <style:style style:name="ce28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transparent" style:vertical-align="top"/>
    </style:style>
    <style:style style:name="ce30" style:family="table-cell" style:parent-style-name="Default">
      <style:table-cell-properties style:text-align-source="value-type" style:repeat-content="false" style:vertical-align="top"/>
    </style:style>
    <style:style style:name="ce31" style:family="table-cell" style:parent-style-name="Default">
      <style:table-cell-properties style:text-align-source="value-type" style:repeat-content="false" fo:background-color="transparent" style:vertical-align="top"/>
    </style:style>
    <style:style style:name="ce32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9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8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3333" style:vertical-align="top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style:vertical-align="top"/>
      <style:text-properties fo:color="#ff9900"/>
    </style:style>
    <style:style style:name="ce37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41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5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7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0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12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number-columns-repeated="1018" table:default-cell-style-name="ce26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8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8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8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8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8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8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ToDo</text:p>
          </table:table-cell>
          <table:table-cell table:style-name="ce27" table:number-columns-repeated="2"/>
          <table:table-cell table:style-name="ce27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ToDo</text:p>
          </table:table-cell>
          <table:table-cell table:style-name="ce27"/>
          <table:table-cell table:style-name="ce27" office:value-type="string" calcext:value-type="string">
            <text:p>Suspend/Resume</text:p>
          </table:table-cell>
          <table:table-cell table:style-name="ce27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of internal COM</text:p>
          </table:table-cell>
          <table:table-cell table:style-name="ce27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7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27" table:number-columns-repeated="3"/>
          <table:table-cell table:style-name="ce27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27" table:number-columns-repeated="3"/>
          <table:table-cell table:style-name="ce27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29" office:value-type="string" calcext:value-type="string">
            <text:p>Sending possible again, successfully receiving</text:p>
          </table:table-cell>
          <table:table-cell table:style-name="ce29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29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29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29" office:value-type="string" calcext:value-type="string">
            <text:p>Sending not possible, terminal gets closed, is waiting for reconnect</text:p>
          </table:table-cell>
          <table:table-cell table:style-name="ce29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7" table:number-columns-repeated="1018" table:default-cell-style-name="ce30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32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31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31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</text:p>
          </table:table-cell>
          <table:table-cell/>
          <table:table-cell office:value-type="string" calcext:value-type="string">
            <text:p><text:s text:c="41"/>is 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31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31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31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31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PD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5" table:default-cell-style-name="ce26"/>
        <table:table-column table:style-name="co17" table:default-cell-style-name="ce26"/>
        <table:table-column table:style-name="co7" table:number-columns-repeated="1018" table:default-cell-style-name="ce26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22" table:default-cell-style-name="ce26"/>
        <table:table-column table:style-name="co7" table:number-columns-repeated="1018" table:default-cell-style-name="ce26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In sending terminal, create two predefind commands:</text:p>
            <text:p><text:span text:style-name="T1"> &gt; Combined = ABCD&lt;BEL&gt;&lt;BS&gt;&lt;TAB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Send combined</text:p>
          </table:table-cell>
          <table:table-cell office:value-type="string" calcext:value-type="string">
            <text:p>Beep</text:p>
            <text:p>(&lt;TS&gt;) ABC         XYZ</text:p>
          </table:table-cell>
          <table:table-cell office:value-type="string" calcext:value-type="string">
            <text:p/>
            <text:p>&lt;BS&gt; must remove C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office:value-type="string" calcext:value-type="string">
            <text:p><text:span text:style-name="T1">(&lt;TS&gt;) 41h 42h 43h         </text:span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office:value-type="string" calcext:value-type="string">
            <text:p><text:span text:style-name="T1">(&lt;TS&gt;) A B C         X</text:span>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office:value-type="string" calcext:value-type="string">
            <text:p><text:span text:style-name="T1">(&lt;TS&gt;) </text:span>ABC         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office:value-type="string" calcext:value-type="string">
            <text:p/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3]</text:p>
            <text:p>Confim</text:p>
          </table:table-cell>
          <table:table-cell office:value-type="string" calcext:value-type="string">
            <text:p/>
            <text:p>(&lt;TS&gt;) ABCDE&lt;BS&gt;&lt;BS&gt;&lt;BS&gt;&lt;BS&gt;&lt;BS&gt;&lt;BS&gt;&lt;BS&gt;&lt;BS&gt;ABCDE&lt;BS&gt;&lt;BS&gt;&lt;BS&gt;&lt;BS&gt;&lt;BS&gt;&lt;BS&gt;&lt;BS&gt;&lt;BS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 &gt; ASCII &gt; </text:span>Replace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byte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In sending terminal, set [Send Text &gt; ...] to:</text:p>
            <text:p><text:span text:style-name="T1">A</text:span></text:p>
            <text:p><text:span text:style-name="T1">AB</text:span></text:p>
            <text:p><text:span text:style-name="T1">ABC</text:span></text:p>
            <text:p><text:span text:style-name="T1">ABCD</text:span></text:p>
            <text:p><text:span text:style-name="T1">ABCDE</text:span></text:p>
            <text:p><text:span text:style-name="T1">ABCDEF</text:span></text:p>
            <text:p><text:span text:style-name="T1">ABCDEFG</text:span></text:p>
            <text:p><text:span text:style-name="T1">ABCDEFGH</text:span>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2">A</text:span></text:p>
            <text:p><text:span text:style-name="T2">AB</text:span></text:p>
            <text:p><text:span text:style-name="T2">ABC</text:span></text:p>
            <text:p><text:span text:style-name="T2">ABCD</text:span></text:p>
            <text:p><text:span text:style-name="T2">ABCD</text:span></text:p>
            <text:p><text:span text:style-name="T2">E</text:span></text:p>
            <text:p><text:span text:style-name="T2">ABCD</text:span></text:p>
            <text:p><text:span text:style-name="T2">EF</text:span></text:p>
            <text:p><text:span text:style-name="T2">ABCD</text:span></text:p>
            <text:p><text:span text:style-name="T2">EFG</text:span></text:p>
            <text:p><text:span text:style-name="T2">ABCD</text:span></text:p>
            <text:p><text:span text:style-name="T2">EFGH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">A</text:span><text:span text:style-name="T3"> </text:span><text:span text:style-name="T4">(1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3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ABCD</text:span><text:span text:style-name="T3"> </text:span><text:span text:style-name="T4">(4)</text:span></text:p>
            <text:p><text:span text:style-name="T2">E</text:span><text:span text:style-name="T3"> </text:span><text:span text:style-name="T4">(1)</text:span></text:p>
            <text:p><text:span text:style-name="T2">ABCD</text:span><text:span text:style-name="T3"> </text:span><text:span text:style-name="T4">(4)</text:span></text:p>
            <text:p><text:span text:style-name="T2">EF</text:span><text:span text:style-name="T3"> </text:span><text:span text:style-name="T4">(2)</text:span></text:p>
            <text:p><text:span text:style-name="T2">ABCD</text:span><text:span text:style-name="T3"> </text:span><text:span text:style-name="T4">(4)</text:span></text:p>
            <text:p><text:span text:style-name="T2">EFG</text:span><text:span text:style-name="T3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EFGH</text:span><text:span text:style-name="T3"> </text:span><text:span text:style-name="T4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5">&lt;CR&gt;&lt;LF&gt;</text:span><text:span text:style-name="T6"> </text:span><text:span text:style-name="T4">(4)</text:span></text:p>
            <text:p><text:span text:style-name="T2">ABC</text:span><text:span text:style-name="T5">&lt;CR&gt;</text:span><text:span text:style-name="T6"> </text:span><text:span text:style-name="T4">(4)</text:span></text:p>
            <text:p><text:span text:style-name="T7">&lt;LF&gt;</text:span><text:span text:style-name="T8"> </text:span><text:span text:style-name="T9">(1)</text:span></text:p>
            <text:p><text:span text:style-name="T2">ABCD</text:span><text:span text:style-name="T3"> </text:span><text:span text:style-name="T4">(4)</text:span></text:p>
            <text:p><text:span text:style-name="T7">&lt;CR&gt;&lt;LF&gt;</text:span><text:span text:style-name="T8"> </text:span><text:span text:style-name="T9">(2)</text:span></text:p>
            <text:p><text:span text:style-name="T2">ABCD</text:span><text:span text:style-name="T3"> </text:span><text:span text:style-name="T4">(4)</text:span></text:p>
            <text:p><text:span text:style-name="T2">E</text:span><text:span text:style-name="T5">&lt;CR&gt;&lt;LF&gt;</text:span><text:span text:style-name="T6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EF</text:span><text:span text:style-name="T5">&lt;CR&gt;&lt;LF&gt;</text:span><text:span text:style-name="T6"> </text:span><text:span text:style-name="T4">(4)</text:span></text:p>
            <text:p><text:span text:style-name="T2">ABCD</text:span><text:span text:style-name="T3"> </text:span><text:span text:style-name="T4">(4)</text:span></text:p>
            <text:p><text:span text:style-name="T2">EFG</text:span><text:span text:style-name="T5">&lt;CR&gt;</text:span><text:span text:style-name="T6"> </text:span><text:span text:style-name="T4">(4)</text:span></text:p>
            <text:p><text:span text:style-name="T7">&lt;LF&gt;</text:span><text:span text:style-name="T8"> </text:span><text:span text:style-name="T9">(1)</text:span></text:p>
            <text:p><text:span text:style-name="T2">ABCD</text:span><text:span text:style-name="T3"> </text:span><text:span text:style-name="T4">(4)</text:span></text:p>
            <text:p><text:span text:style-name="T2">EFGH</text:span><text:span text:style-name="T3"> </text:span><text:span text:style-name="T4">(4)</text:span></text:p>
            <text:p><text:span text:style-name="T7">&lt;CR&gt;&lt;LF&gt;</text:span><text:span text:style-name="T8"> </text:span><text:span text:style-name="T9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[Send Text] = A\!(EOL)AB\!(Delay(1000))ABC</text:p>
            <text:p>[Enter]</text:p>
          </table:table-cell>
          <table:table-cell table:style-name="ce8" office:value-type="string" calcext:value-type="string">
            <text:p>A</text:p>
            <text:p>AB</text:p>
            <text:p>ABC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8" office:value-type="string" calcext:value-type="string">
            <text:p><text:span text:style-name="T2">A</text:span><text:span text:style-name="T3"> </text:span><text:span text:style-name="T4">(1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3"> </text:span><text:span text:style-name="T4">(3)</text:span>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8"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5">&lt;CR&gt;&lt;LF&gt;</text:span><text:span text:style-name="T6"> </text:span><text:span text:style-name="T4">(5)</text:span>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sending terminal, [Send Text] = ABCD</text:p>
            <text:p>[Ctrl+Enter]</text:p>
          </table:table-cell>
          <table:table-cell table:style-name="ce8"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5">&lt;CR&gt;&lt;LF&gt;</text:span><text:span text:style-name="T6"> </text:span><text:span text:style-name="T4">(5)</text:span></text:p>
            <text:p><text:span text:style-name="T2">ABCD</text:span><text:span text:style-name="T3"> </text:span><text:span text:style-name="T4">(4)</text:span></text:p>
          </table:table-cell>
          <table:table-cell office:value-type="string" calcext:value-type="string">
            <text:p/>
            <text:p/>
            <text:p/>
            <text:p><text:span text:style-name="T10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8" office:value-type="string" calcext:value-type="string">
            <text:p>@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8" office:value-type="string" calcext:value-type="string">
            <text:p>&lt;EOT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disable [Settings... &gt; Advanced &gt; Escapes on [SendText]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8" office:value-type="string" calcext:value-type="string">
            <text:p>\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8" office:value-type="string" calcext:value-type="string">
            <text:p>\h(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8" office:value-type="string" calcext:value-type="string">
            <text:p>\h(AB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3"/>
          <table:table-cell table:style-name="ce9" office:value-type="string" calcext:value-type="string">
            <text:p>Enable [Use Explicit Default Radix]</text:p>
          </table:table-cell>
          <table:table-cell table:style-name="ce8"/>
          <table:table-cell table:number-columns-repeated="1019"/>
        </table:table-row>
        <table:table-row table:style-name="ro2">
          <table:table-cell table:number-columns-repeated="3"/>
          <table:table-cell table:style-name="ce9" office:value-type="string" calcext:value-type="string">
            <text:p>In sending terminal, enable [Settings... &gt; Advanced &gt; Escapes on [SendText]] again</text:p>
            <text:p>Confirm</text:p>
          </table:table-cell>
          <table:table-cell table:style-name="ce8"/>
          <table:table-cell table:number-columns-repeated="1019"/>
        </table:table-row>
        <table:table-row table:style-name="ro1">
          <table:table-cell table:number-columns-repeated="3"/>
          <table:table-cell table:style-name="ce9" office:value-type="string" calcext:value-type="string">
            <text:p>Repeat the above sequence</text:p>
          </table:table-cell>
          <table:table-cell table:style-name="ce8"/>
          <table:table-cell table:number-columns-repeated="1019"/>
        </table:table-row>
        <table:table-row table:style-name="ro1">
          <table:table-cell table:number-columns-repeated="3"/>
          <table:table-cell table:style-name="ce9"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sending terminal, enable [Settings... &gt; Advanced &gt; Escapes on [SendText]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 table:number-rows-repeated="65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26"/>
        <table:table-column table:style-name="co23" table:default-cell-style-name="ce26"/>
        <table:table-column table:style-name="co24" table:default-cell-style-name="ce26"/>
        <table:table-column table:style-name="co25" table:default-cell-style-name="ce26"/>
        <table:table-column table:style-name="co26" table:default-cell-style-name="ce26"/>
        <table:table-column table:style-name="co27" table:default-cell-style-name="ce26"/>
        <table:table-column table:style-name="co7" table:number-columns-repeated="1018" table:default-cell-style-name="ce26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26"/>
        <table:table-column table:style-name="co28" table:default-cell-style-name="ce26"/>
        <table:table-column table:style-name="co29" table:default-cell-style-name="ce26"/>
        <table:table-column table:style-name="co25" table:default-cell-style-name="ce26"/>
        <table:table-column table:style-name="co26" table:default-cell-style-name="ce26"/>
        <table:table-column table:style-name="co30" table:default-cell-style-name="ce26"/>
        <table:table-column table:style-name="co7" table:number-columns-repeated="1018" table:default-cell-style-name="ce26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and complete line is received, i.e. releas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YAT "ABC\!(EOL)xyz" this does not apply =&gt; 3 chunks</text:span>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26"/>
        <table:table-column table:style-name="co31" table:default-cell-style-name="ce26"/>
        <table:table-column table:style-name="co7" table:default-cell-style-name="ce26"/>
        <table:table-column table:style-name="co32" table:default-cell-style-name="ce26"/>
        <table:table-column table:style-name="co33" table:default-cell-style-name="ce26"/>
        <table:table-column table:style-name="co34" table:default-cell-style-name="ce26"/>
        <table:table-column table:style-name="co7" table:number-columns-repeated="1018" table:default-cell-style-name="ce26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4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26"/>
        <table:table-column table:style-name="co35" table:default-cell-style-name="ce26"/>
        <table:table-column table:style-name="co7" table:default-cell-style-name="ce26"/>
        <table:table-column table:style-name="co36" table:default-cell-style-name="ce26"/>
        <table:table-column table:style-name="co37" table:default-cell-style-name="ce26"/>
        <table:table-column table:style-name="co38" table:default-cell-style-name="ce26"/>
        <table:table-column table:style-name="co7" table:number-columns-repeated="1018" table:default-cell-style-name="ce26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26"/>
        <table:table-column table:style-name="co39" table:default-cell-style-name="ce26"/>
        <table:table-column table:style-name="co40" table:default-cell-style-name="ce26"/>
        <table:table-column table:style-name="co41" table:default-cell-style-name="ce26"/>
        <table:table-column table:style-name="co42" table:default-cell-style-name="ce26"/>
        <table:table-column table:style-name="co43" table:default-cell-style-name="ce26"/>
        <table:table-column table:style-name="co7" table:number-columns-repeated="1018" table:default-cell-style-name="ce26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5" office:value-type="string" calcext:value-type="string">
            <text:p>Modify the text</text:p>
          </table:table-cell>
          <table:table-cell table:style-name="ce29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9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9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9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9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9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9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9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9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9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9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9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9" office:value-type="string" calcext:value-type="string">
            <text:p>Open recent drop-down</text:p>
          </table:table-cell>
          <table:table-cell table:style-name="ce29" office:value-type="string" calcext:value-type="string">
            <text:p>No control characters in drop-down</text:p>
          </table:table-cell>
          <table:table-cell table:style-name="ce29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Select one of the recents</text:p>
          </table:table-cell>
          <table:table-cell table:style-name="ce29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Change that recent</text:p>
          </table:table-cell>
          <table:table-cell table:style-name="ce29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29"/>
          <table:table-cell table:number-columns-repeated="1018"/>
        </table:table-row>
        <table:table-row table:style-name="ro2">
          <table:table-cell table:number-columns-repeated="3"/>
          <table:table-cell table:style-name="ce29" office:value-type="string" calcext:value-type="string">
            <text:p>Open recent drop-down</text:p>
          </table:table-cell>
          <table:table-cell table:style-name="ce29" office:value-type="string" calcext:value-type="string">
            <text:p>Just selected recent still there</text:p>
            <text:p>New recent added</text:p>
          </table:table-cell>
          <table:table-cell table:style-name="ce29"/>
          <table:table-cell table:number-columns-repeated="1018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9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9"/>
          <table:table-cell office:value-type="string" calcext:value-type="string">
            <text:p>[Shift+Fx]</text:p>
          </table:table-cell>
          <table:table-cell table:style-name="ce29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9"/>
          <table:table-cell office:value-type="string" calcext:value-type="string">
            <text:p>[Enter]</text:p>
          </table:table-cell>
          <table:table-cell table:style-name="ce29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/>
          <table:table-cell office:value-type="string" calcext:value-type="string">
            <text:p>[Shift+Fx]</text:p>
          </table:table-cell>
          <table:table-cell table:style-name="ce29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9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9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9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9" office:value-type="string" calcext:value-type="string">
            <text:p>Send "\!-SendFiles\Stress-7-EnormousLine.txt"</text:p>
          </table:table-cell>
          <table:table-cell table:style-name="ce29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Clear the monitors</text:p>
          </table:table-cell>
          <table:table-cell table:style-name="ce29"/>
          <table:table-cell table:number-columns-repeated="1019"/>
        </table:table-row>
        <table:table-row table:style-name="ro1">
          <table:table-cell table:number-columns-repeated="3"/>
          <table:table-cell table:style-name="ce29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9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29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9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9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not yet be shown since it could be EOL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1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3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&lt;CR&gt;B           in sending terminal</text:p>
            <text:p>&lt;CR&gt;</text:p>
            <text:p>X&lt;CR&gt;&lt;LF&gt;</text:p>
            <text:p>B&lt;CR&gt;&lt;LF&gt;   in receiving terminal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9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9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29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26"/>
        <table:table-column table:style-name="co44" table:default-cell-style-name="ce26"/>
        <table:table-column table:style-name="co45" table:default-cell-style-name="ce26"/>
        <table:table-column table:style-name="co25" table:default-cell-style-name="ce26"/>
        <table:table-column table:style-name="co46" table:default-cell-style-name="ce26"/>
        <table:table-column table:style-name="co47" table:default-cell-style-name="ce26"/>
        <table:table-column table:style-name="co7" table:number-columns-repeated="1018" table:default-cell-style-name="ce26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6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36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26"/>
        <table:table-column table:style-name="co48" table:default-cell-style-name="ce26"/>
        <table:table-column table:style-name="co49" table:default-cell-style-name="ce26"/>
        <table:table-column table:style-name="co50" table:default-cell-style-name="ce26"/>
        <table:table-column table:style-name="co51" table:default-cell-style-name="ce26"/>
        <table:table-column table:style-name="co52" table:default-cell-style-name="ce26"/>
        <table:table-column table:style-name="co7" table:number-columns-repeated="1018" table:default-cell-style-name="ce26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37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5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11">Note that display elements are text-only and no longer contain the underlying typed</text:span></text:p>
            <text:p><text:span text:style-name="T11">information such as the time stamp of the origin. Since the XML schema is strongly-</text:span></text:p>
            <text:p><text:span text:style-name="T11">typed again, the items need to be reconstructed. Not optimal, but simply a trade-off</text:span></text:p>
            <text:p><text:span text:style-name="T11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40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26"/>
        <table:table-column table:style-name="co53" table:default-cell-style-name="ce26"/>
        <table:table-column table:style-name="co54" table:default-cell-style-name="ce26"/>
        <table:table-column table:style-name="co36" table:default-cell-style-name="ce26"/>
        <table:table-column table:style-name="co55" table:default-cell-style-name="ce26"/>
        <table:table-column table:style-name="co56" table:default-cell-style-name="ce26"/>
        <table:table-column table:style-name="co7" table:number-columns-repeated="1018" table:default-cell-style-name="ce26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slightly above the right end of the 2<text:span text:style-name="T12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slightly above the right end of the 3<text:span text:style-name="T12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26"/>
        <table:table-column table:style-name="co57" table:default-cell-style-name="ce26"/>
        <table:table-column table:style-name="co58" table:default-cell-style-name="ce26"/>
        <table:table-column table:style-name="co59" table:default-cell-style-name="ce26"/>
        <table:table-column table:style-name="co11" table:default-cell-style-name="ce26"/>
        <table:table-column table:style-name="co60" table:default-cell-style-name="ce26"/>
        <table:table-column table:style-name="co7" table:number-columns-repeated="1018" table:default-cell-style-name="ce26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41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41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68:'YAT.Domain.Terminal'.E6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.00.0000</text:date>, <text:time style:data-style-name="N2" text:time-value="22:23:32.9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1DT12H44M1S</meta:editing-duration>
    <meta:editing-cycles>413</meta:editing-cycles>
    <meta:generator>LibreOffice/6.1.5.2$Windows_X86_64 LibreOffice_project/90f8dcf33c87b3705e78202e3df5142b201bd805</meta:generator>
    <dc:date>2019-05-26T10:57:42.461000000</dc:date>
    <meta:print-date>2013-02-02T14:44:49.07</meta:print-date>
    <meta:document-statistic meta:table-count="13" meta:cell-count="1830" meta:object-count="0"/>
    <meta:user-defined meta:name="Info 1"/>
    <meta:user-defined meta:name="Info 2"/>
    <meta:user-defined meta:name="Info 3"/>
    <meta:user-defined meta:name="Info 4"/>
  </office:meta>
</office:document-meta>
</file>